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15cm"/>
    </style:style>
    <style:style style:name="gr3" style:family="graphic" style:parent-style-name="standard">
      <style:graphic-properties draw:stroke="none" svg:stroke-color="#ed1c24" draw:fill="none" draw:fill-color="#ed1c24" draw:textarea-horizontal-align="left" draw:auto-grow-height="true" draw:auto-grow-width="true" fo:min-height="0.712cm" fo:min-width="25.1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4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 draw:fill-color="#ed1c24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ce181e" fo:font-size="18pt"/>
    </style:style>
    <style:style style:name="T3" style:family="text">
      <style:text-properties fo:color="#21409a" fo:font-size="18pt"/>
    </style:style>
    <style:style style:name="T4" style:family="text">
      <style:text-properties fo:color="#ed1c24" fo:font-size="18pt"/>
    </style:style>
    <style:style style:name="T5" style:family="text">
      <style:text-properties fo:color="#00aaa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22cm" svg:height="0.962cm" svg:x="0.254cm" svg:y="0.054cm">
          <draw:text-box>
            <text:p><text:span text:style-name="T1">Basic-tutorial-1.c</text:span></text:p>
          </draw:text-box>
        </draw:frame>
        <draw:frame draw:style-name="gr2" draw:text-style-name="P1" draw:layer="layout" svg:width="9.815cm" svg:height="0.962cm" svg:x="1.382cm" svg:y="3.81cm">
          <draw:text-box>
            <text:p><text:span text:style-name="T1">gst_init() <text:s text:c="2"/>// Initialize Gstreamer <text:s/></text:span></text:p>
          </draw:text-box>
        </draw:frame>
        <draw:frame draw:style-name="gr3" draw:text-style-name="P2" draw:layer="layout" svg:width="25.606cm" svg:height="0.962cm" svg:x="1.524cm" svg:y="6.042cm">
          <draw:text-box>
            <text:p><text:span text:style-name="T1">Pipeline = </text:span><text:span text:style-name="T2">gst_parse_launch</text:span><text:span text:style-name="T1">(“</text:span><text:span text:style-name="T2">playbin</text:span><text:span text:style-name="T1"> uri=https://www.free~~~/trailer-480p.webm”, NULL);</text:span></text:p>
          </draw:text-box>
        </draw:frame>
        <draw:frame draw:style-name="gr4" draw:text-style-name="P1" draw:layer="layout" svg:width="18.329cm" svg:height="0.962cm" svg:x="1.361cm" svg:y="5.08cm">
          <draw:text-box>
            <text:p><text:span text:style-name="T1">// build the </text:span><text:span text:style-name="T2">pipeline</text:span><text:span text:style-name="T1"> <text:s/></text:span><text:span text:style-name="T3">(The set of all the interconnected elements)</text:span></text:p>
          </draw:text-box>
        </draw:frame>
        <draw:frame draw:style-name="gr5" draw:text-style-name="P1" draw:layer="layout" svg:width="4.452cm" svg:height="0.962cm" svg:x="1.778cm" svg:y="8.89cm">
          <draw:text-box>
            <text:p><text:span text:style-name="T1">// start playing</text:span></text:p>
          </draw:text-box>
        </draw:frame>
        <draw:frame draw:style-name="gr6" draw:text-style-name="P1" draw:layer="layout" svg:width="17.033cm" svg:height="0.962cm" svg:x="1.956cm" svg:y="9.852cm">
          <draw:text-box>
            <text:p><text:span text:style-name="T1">gst_element_</text:span><text:span text:style-name="T4">set_state </text:span><text:span text:style-name="T1">( pipeline, GST_STATE_</text:span><text:span text:style-name="T4">PLAYING</text:span><text:span text:style-name="T1">);</text:span></text:p>
          </draw:text-box>
        </draw:frame>
        <draw:frame draw:style-name="gr7" draw:text-style-name="P1" draw:layer="layout" svg:width="11.331cm" svg:height="0.962cm" svg:x="1.971cm" svg:y="11.376cm">
          <draw:text-box>
            <text:p><text:span text:style-name="T5">Bus</text:span><text:span text:style-name="T1"> = gst_element_get_bus (pipeline);</text:span></text:p>
          </draw:text-box>
        </draw:frame>
        <draw:frame draw:style-name="gr8" draw:text-style-name="P1" draw:layer="layout" svg:width="6.594cm" svg:height="2.384cm" svg:x="1.382cm" svg:y="1.016cm">
          <draw:text-box>
            <text:p><text:span text:style-name="T1">GstElement *pipeline;</text:span></text:p>
            <text:p><text:span text:style-name="T1">GstBus *bus;</text:span></text:p>
            <text:p><text:span text:style-name="T1">GstMessage *msg;</text:span></text:p>
          </draw:text-box>
        </draw:frame>
        <draw:frame draw:style-name="gr9" draw:text-style-name="P1" draw:layer="layout" svg:width="24.958cm" svg:height="0.962cm" svg:x="1.972cm" svg:y="12.446cm">
          <draw:text-box>
            <text:p><text:span text:style-name="T1">Msg = gst_bus_timed_pop_filtered ( </text:span><text:span text:style-name="T5">bus</text:span><text:span text:style-name="T1">, GST_CLOCK_TIME_NONE, </text:span><text:span text:style-name="T4">ERROR, EOS</text:span><text:span text:style-name="T1"> );</text:span></text:p>
          </draw:text-box>
        </draw:frame>
        <draw:frame draw:style-name="gr2" draw:text-style-name="P1" draw:layer="layout" svg:width="9.815cm" svg:height="1.191cm" svg:x="5.171cm" svg:y="7.166cm">
          <draw:text-box>
            <text:p><text:span text:style-name="T1">:pipeline</text:span><text:span text:style-name="T1">이 단순할 때</text:span><text:span text:style-name="T1">,</text:span></text:p>
          </draw:text-box>
        </draw:frame>
        <draw:frame draw:style-name="gr2" draw:text-style-name="P1" draw:layer="layout" svg:width="15.107cm" svg:height="0.962cm" svg:x="11.938cm" svg:y="7.166cm">
          <draw:text-box>
            <text:p><text:span text:style-name="T1">: pipeline composed of </text:span><text:span text:style-name="T3">single element called playbin</text:span></text:p>
          </draw:text-box>
        </draw:frame>
        <draw:frame draw:style-name="gr2" draw:text-style-name="P1" draw:layer="layout" svg:width="16.707cm" svg:height="0.962cm" svg:x="5.334cm" svg:y="13.541cm">
          <draw:text-box>
            <text:p><text:span text:style-name="T1">: execution will end when the media reaches EOS or error</text:span></text:p>
          </draw:text-box>
        </draw:frame>
        <draw:line draw:style-name="gr10" draw:text-style-name="P3" draw:layer="layout" svg:x1="3.302cm" svg:y1="11.938cm" svg:x2="12.446cm" svg:y2="12.7cm">
          <text:p/>
        </draw:line>
        <draw:line draw:style-name="gr10" draw:text-style-name="P3" draw:layer="layout" svg:x1="3.048cm" svg:y1="6.858cm" svg:x2="10.668cm" svg:y2="9.852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ed1c24" draw:fill="none" draw:fill-gradient-name="Gradient_20_2" draw:fill-hatch-name="Hatching_20_1" draw:fill-image-name="Bitmap_20_1"/>
      <style:text-properties fo:background-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5:36:24.872259164</meta:creation-date>
    <meta:generator>LibreOffice/6.0.7.3$Linux_X86_64 LibreOffice_project/00m0$Build-3</meta:generator>
    <dc:date>2019-08-31T16:28:31.433245149</dc:date>
    <meta:editing-duration>PT51M14S</meta:editing-duration>
    <meta:editing-cycles>24</meta:editing-cycles>
    <meta:document-statistic meta:object-count="41"/>
  </office:meta>
</office:document-meta>
</file>